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4:53:36.39593650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4.2$MacOSX_X86_64 LibreOffice_project/9b0d9b32d5dcda91d2f1a96dc04c645c450872bf</meta:generator>
  </office:meta>
</office:document-meta>
</file>